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8.299cm" svg:height="20.479cm" svg:x="2.368cm" svg:y="0.106cm">
            <draw:object draw:notify-on-update-of-ranges="Sheet1.A1:Sheet1.A1 Sheet1.A2:Sheet1.A10 Sheet1.B1:Sheet1.B1 Sheet1.B2:Sheet1.B10 Sheet1.C1:Sheet1.C1 Sheet1.C2:Sheet1.C10 Sheet1.D1:Sheet1.D1 Sheet1.D2:Sheet1.D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me </text:p>
          </table:table-cell>
          <table:table-cell office:value-type="string" calcext:value-type="string">
            <text:p>pdr </text:p>
          </table:table-cell>
          <table:table-cell office:value-type="string" calcext:value-type="string">
            <text:p>plr </text:p>
          </table:table-cell>
          <table:table-cell office:value-type="string" calcext:value-type="string">
            <text:p>overhead</text:p>
          </table:table-cell>
        </table:table-row>
        <table:table-row table:style-name="ro1">
          <table:table-cell office:value-type="float" office:value="10.001016" calcext:value-type="float">
            <text:p>10.001016</text:p>
          </table:table-cell>
          <table:table-cell office:value-type="float" office:value="0.0292191" calcext:value-type="float">
            <text:p>0.0292191</text:p>
          </table:table-cell>
          <table:table-cell office:value-type="float" office:value="0.970781" calcext:value-type="float">
            <text:p>0.970781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20.00204" calcext:value-type="float">
            <text:p>20.00204</text:p>
          </table:table-cell>
          <table:table-cell office:value-type="float" office:value="0.0294584" calcext:value-type="float">
            <text:p>0.0294584</text:p>
          </table:table-cell>
          <table:table-cell office:value-type="float" office:value="0.970542" calcext:value-type="float">
            <text:p>0.970542</text:p>
          </table:table-cell>
          <table:table-cell office:value-type="float" office:value="1862" calcext:value-type="float">
            <text:p>1862</text:p>
          </table:table-cell>
        </table:table-row>
        <table:table-row table:style-name="ro1">
          <table:table-cell office:value-type="float" office:value="30.00282" calcext:value-type="float">
            <text:p>30.00282</text:p>
          </table:table-cell>
          <table:table-cell office:value-type="float" office:value="0.029474" calcext:value-type="float">
            <text:p>0.029474</text:p>
          </table:table-cell>
          <table:table-cell office:value-type="float" office:value="0.970526" calcext:value-type="float">
            <text:p>0.970526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40.001772" calcext:value-type="float">
            <text:p>40.001772</text:p>
          </table:table-cell>
          <table:table-cell office:value-type="float" office:value="0.0292413" calcext:value-type="float">
            <text:p>0.0292413</text:p>
          </table:table-cell>
          <table:table-cell office:value-type="float" office:value="0.970759" calcext:value-type="float">
            <text:p>0.970759</text:p>
          </table:table-cell>
          <table:table-cell office:value-type="float" office:value="1862" calcext:value-type="float">
            <text:p>1862</text:p>
          </table:table-cell>
        </table:table-row>
        <table:table-row table:style-name="ro1">
          <table:table-cell office:value-type="float" office:value="50.000464" calcext:value-type="float">
            <text:p>50.000464</text:p>
          </table:table-cell>
          <table:table-cell office:value-type="float" office:value="0.0295052" calcext:value-type="float">
            <text:p>0.0295052</text:p>
          </table:table-cell>
          <table:table-cell office:value-type="float" office:value="0.970495" calcext:value-type="float">
            <text:p>0.970495</text:p>
          </table:table-cell>
          <table:table-cell office:value-type="float" office:value="1862" calcext:value-type="float">
            <text:p>1862</text:p>
          </table:table-cell>
        </table:table-row>
        <table:table-row table:style-name="ro1">
          <table:table-cell office:value-type="float" office:value="60.001492" calcext:value-type="float">
            <text:p>60.001492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970588" calcext:value-type="float">
            <text:p>0.970588</text:p>
          </table:table-cell>
          <table:table-cell office:value-type="float" office:value="1862" calcext:value-type="float">
            <text:p>1862</text:p>
          </table:table-cell>
        </table:table-row>
        <table:table-row table:style-name="ro1">
          <table:table-cell office:value-type="float" office:value="70.000184" calcext:value-type="float">
            <text:p>70.000184</text:p>
          </table:table-cell>
          <table:table-cell office:value-type="float" office:value="0.0293342" calcext:value-type="float">
            <text:p>0.0293342</text:p>
          </table:table-cell>
          <table:table-cell office:value-type="float" office:value="0.970666" calcext:value-type="float">
            <text:p>0.970666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80.003552" calcext:value-type="float">
            <text:p>80.003552</text:p>
          </table:table-cell>
          <table:table-cell office:value-type="float" office:value="0.0295363" calcext:value-type="float">
            <text:p>0.0295363</text:p>
          </table:table-cell>
          <table:table-cell office:value-type="float" office:value="0.970464" calcext:value-type="float">
            <text:p>0.970464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90.002248" calcext:value-type="float">
            <text:p>90.002248</text:p>
          </table:table-cell>
          <table:table-cell office:value-type="float" office:value="0.0293187" calcext:value-type="float">
            <text:p>0.0293187</text:p>
          </table:table-cell>
          <table:table-cell office:value-type="float" office:value="0.970681" calcext:value-type="float">
            <text:p>0.970681</text:p>
          </table:table-cell>
          <table:table-cell office:value-type="float" office:value="1862" calcext:value-type="float">
            <text:p>1862</text:p>
          </table:table-cell>
        </table:table-row>
      </table:table>
      <table:table table:name="Sheet2" table:style-name="ta1">
        <table:shapes>
          <draw:frame draw:z-index="0" draw:name="slotted aloha" draw:style-name="gr1" draw:text-style-name="P1" svg:width="35.023cm" svg:height="18.407cm" svg:x="9.444cm" svg:y="2.736cm">
            <draw:object draw:notify-on-update-of-ranges="Sheet2.A1:Sheet2.A1 Sheet2.A2:Sheet2.A10 Sheet2.B1:Sheet2.B1 Sheet2.B2:Sheet2.B10 Sheet2.C1:Sheet2.C1 Sheet2.C2:Sheet2.C10 Sheet2.D1:Sheet2.D1 Sheet2.D2:Sheet2.D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me </text:p>
          </table:table-cell>
          <table:table-cell office:value-type="string" calcext:value-type="string">
            <text:p>pdr </text:p>
          </table:table-cell>
          <table:table-cell office:value-type="string" calcext:value-type="string">
            <text:p>plr </text:p>
          </table:table-cell>
          <table:table-cell office:value-type="string" calcext:value-type="string">
            <text:p>overhead</text:p>
          </table:table-cell>
        </table:table-row>
        <table:table-row table:style-name="ro1">
          <table:table-cell office:value-type="float" office:value="10.000422" calcext:value-type="float">
            <text:p>10.000422</text:p>
          </table:table-cell>
          <table:table-cell office:value-type="float" office:value="0.995611" calcext:value-type="float">
            <text:p>0.995611</text:p>
          </table:table-cell>
          <table:table-cell office:value-type="float" office:value="0.00438947" calcext:value-type="float">
            <text:p>0.00438947</text:p>
          </table:table-cell>
          <table:table-cell office:value-type="float" office:value="113167" calcext:value-type="float">
            <text:p>113167</text:p>
          </table:table-cell>
        </table:table-row>
        <table:table-row table:style-name="ro1">
          <table:table-cell office:value-type="float" office:value="20.000042" calcext:value-type="float">
            <text:p>20.000042</text:p>
          </table:table-cell>
          <table:table-cell office:value-type="float" office:value="0.996406" calcext:value-type="float">
            <text:p>0.996406</text:p>
          </table:table-cell>
          <table:table-cell office:value-type="float" office:value="0.00359429" calcext:value-type="float">
            <text:p>0.00359429</text:p>
          </table:table-cell>
          <table:table-cell office:value-type="float" office:value="114825" calcext:value-type="float">
            <text:p>114825</text:p>
          </table:table-cell>
        </table:table-row>
        <table:table-row table:style-name="ro1">
          <table:table-cell office:value-type="float" office:value="30.000189" calcext:value-type="float">
            <text:p>30.000189</text:p>
          </table:table-cell>
          <table:table-cell office:value-type="float" office:value="0.996325" calcext:value-type="float">
            <text:p>0.996325</text:p>
          </table:table-cell>
          <table:table-cell office:value-type="float" office:value="0.00367489" calcext:value-type="float">
            <text:p>0.00367489</text:p>
          </table:table-cell>
          <table:table-cell office:value-type="float" office:value="114839" calcext:value-type="float">
            <text:p>114839</text:p>
          </table:table-cell>
        </table:table-row>
        <table:table-row table:style-name="ro1">
          <table:table-cell office:value-type="float" office:value="40.000097" calcext:value-type="float">
            <text:p>40.000097</text:p>
          </table:table-cell>
          <table:table-cell office:value-type="float" office:value="0.996244" calcext:value-type="float">
            <text:p>0.996244</text:p>
          </table:table-cell>
          <table:table-cell office:value-type="float" office:value="0.00375609" calcext:value-type="float">
            <text:p>0.00375609</text:p>
          </table:table-cell>
          <table:table-cell office:value-type="float" office:value="114796" calcext:value-type="float">
            <text:p>114796</text:p>
          </table:table-cell>
        </table:table-row>
        <table:table-row table:style-name="ro1">
          <table:table-cell office:value-type="float" office:value="50.000109" calcext:value-type="float">
            <text:p>50.000109</text:p>
          </table:table-cell>
          <table:table-cell office:value-type="float" office:value="0.99627" calcext:value-type="float">
            <text:p>0.99627</text:p>
          </table:table-cell>
          <table:table-cell office:value-type="float" office:value="0.00373039" calcext:value-type="float">
            <text:p>0.00373039</text:p>
          </table:table-cell>
          <table:table-cell office:value-type="float" office:value="114874" calcext:value-type="float">
            <text:p>114874</text:p>
          </table:table-cell>
        </table:table-row>
        <table:table-row table:style-name="ro1">
          <table:table-cell office:value-type="float" office:value="60.000166" calcext:value-type="float">
            <text:p>60.000166</text:p>
          </table:table-cell>
          <table:table-cell office:value-type="float" office:value="0.996318" calcext:value-type="float">
            <text:p>0.996318</text:p>
          </table:table-cell>
          <table:table-cell office:value-type="float" office:value="0.00368247" calcext:value-type="float">
            <text:p>0.00368247</text:p>
          </table:table-cell>
          <table:table-cell office:value-type="float" office:value="114855" calcext:value-type="float">
            <text:p>114855</text:p>
          </table:table-cell>
        </table:table-row>
        <table:table-row table:style-name="ro1">
          <table:table-cell office:value-type="float" office:value="70.000003" calcext:value-type="float">
            <text:p>70.000003</text:p>
          </table:table-cell>
          <table:table-cell office:value-type="float" office:value="0.996242" calcext:value-type="float">
            <text:p>0.996242</text:p>
          </table:table-cell>
          <table:table-cell office:value-type="float" office:value="0.00375788" calcext:value-type="float">
            <text:p>0.00375788</text:p>
          </table:table-cell>
          <table:table-cell office:value-type="float" office:value="115090" calcext:value-type="float">
            <text:p>115090</text:p>
          </table:table-cell>
        </table:table-row>
        <table:table-row table:style-name="ro1">
          <table:table-cell office:value-type="float" office:value="80.000528" calcext:value-type="float">
            <text:p>80.000528</text:p>
          </table:table-cell>
          <table:table-cell office:value-type="float" office:value="0.996299" calcext:value-type="float">
            <text:p>0.996299</text:p>
          </table:table-cell>
          <table:table-cell office:value-type="float" office:value="0.00370057" calcext:value-type="float">
            <text:p>0.00370057</text:p>
          </table:table-cell>
          <table:table-cell office:value-type="float" office:value="114831" calcext:value-type="float">
            <text:p>114831</text:p>
          </table:table-cell>
        </table:table-row>
        <table:table-row table:style-name="ro1">
          <table:table-cell office:value-type="float" office:value="90.000419" calcext:value-type="float">
            <text:p>90.000419</text:p>
          </table:table-cell>
          <table:table-cell office:value-type="float" office:value="0.996339" calcext:value-type="float">
            <text:p>0.996339</text:p>
          </table:table-cell>
          <table:table-cell office:value-type="float" office:value="0.00366075" calcext:value-type="float">
            <text:p>0.00366075</text:p>
          </table:table-cell>
          <table:table-cell office:value-type="float" office:value="114889" calcext:value-type="float">
            <text:p>114889</text:p>
          </table:table-cell>
        </table:table-row>
      </table:table>
      <table:table table:name="Sheet3" table:style-name="ta1">
        <table:shapes>
          <draw:frame draw:z-index="0" draw:style-name="gr1" draw:text-style-name="P1" svg:width="31.934cm" svg:height="17.962cm" svg:x="9.132cm" svg:y="0.1cm">
            <draw:object draw:notify-on-update-of-ranges="Sheet3.A1:Sheet3.A1 Sheet3.A2:Sheet3.A10 Sheet3.B1:Sheet3.B1 Sheet3.B2:Sheet3.B10 Sheet3.A1:Sheet3.A1 Sheet3.A2:Sheet3.A10 Sheet3.C1:Sheet3.C1 Sheet3.C2:Sheet3.C10 Sheet3.A1:Sheet3.A1 Sheet3.A2:Sheet3.A10 Sheet3.D1:Sheet3.D1 Sheet3.D2:Sheet3.D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plr</text:p>
          </table:table-cell>
          <table:table-cell office:value-type="string" calcext:value-type="string">
            <text:p>overhead</text:p>
          </table:table-cell>
        </table:table-row>
        <table:table-row table:style-name="ro1">
          <table:table-cell office:value-type="float" office:value="10.000448" calcext:value-type="float">
            <text:p>10.000448</text:p>
          </table:table-cell>
          <table:table-cell office:value-type="float" office:value="0.994567" calcext:value-type="float">
            <text:p>0.994567</text:p>
          </table:table-cell>
          <table:table-cell office:value-type="float" office:value="0.00543292" calcext:value-type="float">
            <text:p>0.00543292</text:p>
          </table:table-cell>
          <table:table-cell office:value-type="float" office:value="108588" calcext:value-type="float">
            <text:p>108588</text:p>
          </table:table-cell>
        </table:table-row>
        <table:table-row table:style-name="ro1">
          <table:table-cell office:value-type="float" office:value="20.000256" calcext:value-type="float">
            <text:p>20.000256</text:p>
          </table:table-cell>
          <table:table-cell office:value-type="float" office:value="0.99548" calcext:value-type="float">
            <text:p>0.99548</text:p>
          </table:table-cell>
          <table:table-cell office:value-type="float" office:value="0.00452038" calcext:value-type="float">
            <text:p>0.00452038</text:p>
          </table:table-cell>
          <table:table-cell office:value-type="float" office:value="110310" calcext:value-type="float">
            <text:p>110310</text:p>
          </table:table-cell>
        </table:table-row>
        <table:table-row table:style-name="ro1">
          <table:table-cell office:value-type="float" office:value="30.000042" calcext:value-type="float">
            <text:p>30.000042</text:p>
          </table:table-cell>
          <table:table-cell office:value-type="float" office:value="0.995427" calcext:value-type="float">
            <text:p>0.995427</text:p>
          </table:table-cell>
          <table:table-cell office:value-type="float" office:value="0.00457272" calcext:value-type="float">
            <text:p>0.00457272</text:p>
          </table:table-cell>
          <table:table-cell office:value-type="float" office:value="110337" calcext:value-type="float">
            <text:p>110337</text:p>
          </table:table-cell>
        </table:table-row>
        <table:table-row table:style-name="ro1">
          <table:table-cell office:value-type="float" office:value="40.000016" calcext:value-type="float">
            <text:p>40.000016</text:p>
          </table:table-cell>
          <table:table-cell office:value-type="float" office:value="0.995347" calcext:value-type="float">
            <text:p>0.995347</text:p>
          </table:table-cell>
          <table:table-cell office:value-type="float" office:value="0.00465254" calcext:value-type="float">
            <text:p>0.00465254</text:p>
          </table:table-cell>
          <table:table-cell office:value-type="float" office:value="110263" calcext:value-type="float">
            <text:p>110263</text:p>
          </table:table-cell>
        </table:table-row>
        <table:table-row table:style-name="ro1">
          <table:table-cell office:value-type="float" office:value="50.000048" calcext:value-type="float">
            <text:p>50.000048</text:p>
          </table:table-cell>
          <table:table-cell office:value-type="float" office:value="0.995372" calcext:value-type="float">
            <text:p>0.995372</text:p>
          </table:table-cell>
          <table:table-cell office:value-type="float" office:value="0.00462845" calcext:value-type="float">
            <text:p>0.00462845</text:p>
          </table:table-cell>
          <table:table-cell office:value-type="float" office:value="110325" calcext:value-type="float">
            <text:p>110325</text:p>
          </table:table-cell>
        </table:table-row>
        <table:table-row table:style-name="ro1">
          <table:table-cell office:value-type="float" office:value="60.000054" calcext:value-type="float">
            <text:p>60.000054</text:p>
          </table:table-cell>
          <table:table-cell office:value-type="float" office:value="0.995399" calcext:value-type="float">
            <text:p>0.995399</text:p>
          </table:table-cell>
          <table:table-cell office:value-type="float" office:value="0.00460067" calcext:value-type="float">
            <text:p>0.00460067</text:p>
          </table:table-cell>
          <table:table-cell office:value-type="float" office:value="110216" calcext:value-type="float">
            <text:p>110216</text:p>
          </table:table-cell>
        </table:table-row>
        <table:table-row table:style-name="ro1">
          <table:table-cell office:value-type="float" office:value="70.000003" calcext:value-type="float">
            <text:p>70.000003</text:p>
          </table:table-cell>
          <table:table-cell office:value-type="float" office:value="0.995379" calcext:value-type="float">
            <text:p>0.995379</text:p>
          </table:table-cell>
          <table:table-cell office:value-type="float" office:value="0.0046208" calcext:value-type="float">
            <text:p>0.0046208</text:p>
          </table:table-cell>
          <table:table-cell office:value-type="float" office:value="110585" calcext:value-type="float">
            <text:p>110585</text:p>
          </table:table-cell>
        </table:table-row>
        <table:table-row table:style-name="ro1">
          <table:table-cell office:value-type="float" office:value="80.000528" calcext:value-type="float">
            <text:p>80.000528</text:p>
          </table:table-cell>
          <table:table-cell office:value-type="float" office:value="0.995454" calcext:value-type="float">
            <text:p>0.995454</text:p>
          </table:table-cell>
          <table:table-cell office:value-type="float" office:value="0.00454588" calcext:value-type="float">
            <text:p>0.00454588</text:p>
          </table:table-cell>
          <table:table-cell office:value-type="float" office:value="110347" calcext:value-type="float">
            <text:p>110347</text:p>
          </table:table-cell>
        </table:table-row>
        <table:table-row table:style-name="ro1">
          <table:table-cell office:value-type="float" office:value="90.000368" calcext:value-type="float">
            <text:p>90.000368</text:p>
          </table:table-cell>
          <table:table-cell office:value-type="float" office:value="0.995403" calcext:value-type="float">
            <text:p>0.995403</text:p>
          </table:table-cell>
          <table:table-cell office:value-type="float" office:value="0.00459745" calcext:value-type="float">
            <text:p>0.00459745</text:p>
          </table:table-cell>
          <table:table-cell office:value-type="float" office:value="110351" calcext:value-type="float">
            <text:p>1103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0:55:47.169771533</meta:creation-date>
    <dc:date>2022-11-14T11:34:18.188371140</dc:date>
    <meta:editing-duration>PT7M58S</meta:editing-duration>
    <meta:editing-cycles>1</meta:editing-cycles>
    <meta:document-statistic meta:table-count="3" meta:cell-count="120" meta:object-count="3"/>
    <meta:generator>LibreOffice/7.3.6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8.3cm" svg:height="20.48cm" xlink:href=".." xlink:type="simple" chart:class="chart:line" chart:style-name="ch1">
        <chart:title svg:x="18.048cm" svg:y="0.545cm" chart:style-name="ch2">
          <text:p>CSMA/CD</text:p>
        </chart:title>
        <chart:legend chart:legend-position="end" svg:x="35.554cm" svg:y="9.194cm" style:legend-expansion="high" chart:style-name="ch3"/>
        <chart:plot-area chart:style-name="ch4" table:cell-range-address="Sheet1.A1:Sheet1.D10" chart:data-source-has-labels="row" svg:x="0.766cm" svg:y="1.733cm" svg:width="34.022cm" svg:height="17.357cm">
          <chart:coordinate-region svg:x="1.758cm" svg:y="1.932cm" svg:width="32.936cm" svg:height="16.511cm"/>
          <chart:axis chart:dimension="x" chart:name="primary-x" chart:style-name="ch5">
            <chart:title svg:x="17.349cm" svg:y="19.499cm" chart:style-name="ch6">
              <text:p>TIME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A2:Sheet1.A10" chart:label-cell-address="Sheet1.A1:Sheet1.A1" chart:class="chart:line">
            <chart:data-point chart:repeated="9"/>
          </chart:series>
          <chart:series chart:style-name="ch9" chart:values-cell-range-address="Sheet1.B2:Sheet1.B10" chart:label-cell-address="Sheet1.B1:Sheet1.B1" chart:class="chart:line">
            <chart:data-point chart:repeated="9"/>
          </chart:series>
          <chart:series chart:style-name="ch10" chart:values-cell-range-address="Sheet1.C2:Sheet1.C10" chart:label-cell-address="Sheet1.C1:Sheet1.C1" chart:class="chart:line">
            <chart:data-point chart:repeated="9"/>
          </chart:series>
          <chart:series chart:style-name="ch11" chart:values-cell-range-address="Sheet1.D2:Sheet1.D10" chart:label-cell-address="Sheet1.D1:Sheet1.D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</text:p>
                <draw:g>
                  <svg:desc>Sheet1.A1:Sheet1.A1</svg:desc>
                </draw:g>
              </table:table-cell>
              <table:table-cell office:value-type="string">
                <text:p>pdr </text:p>
                <draw:g>
                  <svg:desc>Sheet1.B1:Sheet1.B1</svg:desc>
                </draw:g>
              </table:table-cell>
              <table:table-cell office:value-type="string">
                <text:p>plr </text:p>
                <draw:g>
                  <svg:desc>Sheet1.C1:Sheet1.C1</svg:desc>
                </draw:g>
              </table:table-cell>
              <table:table-cell office:value-type="string">
                <text:p>overhead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001016">
                <text:p>10.001016</text:p>
                <draw:g>
                  <svg:desc>Sheet1.A2:Sheet1.A10</svg:desc>
                </draw:g>
              </table:table-cell>
              <table:table-cell office:value-type="float" office:value="0.0292191">
                <text:p>0.0292191</text:p>
                <draw:g>
                  <svg:desc>Sheet1.B2:Sheet1.B10</svg:desc>
                </draw:g>
              </table:table-cell>
              <table:table-cell office:value-type="float" office:value="0.970781">
                <text:p>0.970781</text:p>
                <draw:g>
                  <svg:desc>Sheet1.C2:Sheet1.C10</svg:desc>
                </draw:g>
              </table:table-cell>
              <table:table-cell office:value-type="float" office:value="1650">
                <text:p>1650</text:p>
                <draw:g>
                  <svg:desc>Sheet1.D2:Sheet1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00204">
                <text:p>20.00204</text:p>
              </table:table-cell>
              <table:table-cell office:value-type="float" office:value="0.0294584">
                <text:p>0.0294584</text:p>
              </table:table-cell>
              <table:table-cell office:value-type="float" office:value="0.970542">
                <text:p>0.970542</text:p>
              </table:table-cell>
              <table:table-cell office:value-type="float" office:value="1862">
                <text:p>18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00282">
                <text:p>30.00282</text:p>
              </table:table-cell>
              <table:table-cell office:value-type="float" office:value="0.029474">
                <text:p>0.029474</text:p>
              </table:table-cell>
              <table:table-cell office:value-type="float" office:value="0.970526">
                <text:p>0.970526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.001772">
                <text:p>40.001772</text:p>
              </table:table-cell>
              <table:table-cell office:value-type="float" office:value="0.0292413">
                <text:p>0.0292413</text:p>
              </table:table-cell>
              <table:table-cell office:value-type="float" office:value="0.970759">
                <text:p>0.970759</text:p>
              </table:table-cell>
              <table:table-cell office:value-type="float" office:value="1862">
                <text:p>18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.000464">
                <text:p>50.000464</text:p>
              </table:table-cell>
              <table:table-cell office:value-type="float" office:value="0.0295052">
                <text:p>0.0295052</text:p>
              </table:table-cell>
              <table:table-cell office:value-type="float" office:value="0.970495">
                <text:p>0.970495</text:p>
              </table:table-cell>
              <table:table-cell office:value-type="float" office:value="1862">
                <text:p>18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.001492">
                <text:p>60.001492</text:p>
              </table:table-cell>
              <table:table-cell office:value-type="float" office:value="0.0294118">
                <text:p>0.0294118</text:p>
              </table:table-cell>
              <table:table-cell office:value-type="float" office:value="0.970588">
                <text:p>0.970588</text:p>
              </table:table-cell>
              <table:table-cell office:value-type="float" office:value="1862">
                <text:p>1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.000184">
                <text:p>70.000184</text:p>
              </table:table-cell>
              <table:table-cell office:value-type="float" office:value="0.0293342">
                <text:p>0.0293342</text:p>
              </table:table-cell>
              <table:table-cell office:value-type="float" office:value="0.970666">
                <text:p>0.970666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.003552">
                <text:p>80.003552</text:p>
              </table:table-cell>
              <table:table-cell office:value-type="float" office:value="0.0295363">
                <text:p>0.0295363</text:p>
              </table:table-cell>
              <table:table-cell office:value-type="float" office:value="0.970464">
                <text:p>0.970464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.002248">
                <text:p>90.002248</text:p>
              </table:table-cell>
              <table:table-cell office:value-type="float" office:value="0.0293187">
                <text:p>0.0293187</text:p>
              </table:table-cell>
              <table:table-cell office:value-type="float" office:value="0.970681">
                <text:p>0.970681</text:p>
              </table:table-cell>
              <table:table-cell office:value-type="float" office:value="1862">
                <text:p>18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024cm" svg:height="18.408cm" xlink:href=".." xlink:type="simple" chart:class="chart:line" chart:style-name="ch1">
        <chart:title svg:x="16.146cm" svg:y="0.504cm" chart:style-name="ch2">
          <text:p>Slotted aloha</text:p>
        </chart:title>
        <chart:legend chart:legend-position="end" svg:x="32.278cm" svg:y="8.158cm" style:legend-expansion="high" chart:style-name="ch3"/>
        <chart:plot-area chart:style-name="ch4" table:cell-range-address="Sheet2.A1:Sheet2.D10" chart:data-source-has-labels="row" svg:x="0.7cm" svg:y="1.651cm" svg:width="30.878cm" svg:height="15.408cm">
          <chart:coordinate-region svg:x="2.062cm" svg:y="1.85cm" svg:width="29.422cm" svg:height="14.562cm"/>
          <chart:axis chart:dimension="x" chart:name="primary-x" chart:style-name="ch5">
            <chart:title svg:x="15.777cm" svg:y="17.427cm" chart:style-name="ch6">
              <text:p>time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2.A2:Sheet2.A10" chart:label-cell-address="Sheet2.A1:Sheet2.A1" chart:class="chart:line">
            <chart:data-point chart:repeated="9"/>
          </chart:series>
          <chart:series chart:style-name="ch9" chart:values-cell-range-address="Sheet2.B2:Sheet2.B10" chart:label-cell-address="Sheet2.B1:Sheet2.B1" chart:class="chart:line">
            <chart:data-point chart:repeated="9"/>
          </chart:series>
          <chart:series chart:style-name="ch10" chart:values-cell-range-address="Sheet2.C2:Sheet2.C10" chart:label-cell-address="Sheet2.C1:Sheet2.C1" chart:class="chart:line">
            <chart:data-point chart:repeated="9"/>
          </chart:series>
          <chart:series chart:style-name="ch11" chart:values-cell-range-address="Sheet2.D2:Sheet2.D10" chart:label-cell-address="Sheet2.D1:Sheet2.D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</text:p>
                <draw:g>
                  <svg:desc>Sheet2.A1:Sheet2.A1</svg:desc>
                </draw:g>
              </table:table-cell>
              <table:table-cell office:value-type="string">
                <text:p>pdr </text:p>
                <draw:g>
                  <svg:desc>Sheet2.B1:Sheet2.B1</svg:desc>
                </draw:g>
              </table:table-cell>
              <table:table-cell office:value-type="string">
                <text:p>plr </text:p>
                <draw:g>
                  <svg:desc>Sheet2.C1:Sheet2.C1</svg:desc>
                </draw:g>
              </table:table-cell>
              <table:table-cell office:value-type="string">
                <text:p>overhead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000422">
                <text:p>10.000422</text:p>
                <draw:g>
                  <svg:desc>Sheet2.A2:Sheet2.A10</svg:desc>
                </draw:g>
              </table:table-cell>
              <table:table-cell office:value-type="float" office:value="0.995611">
                <text:p>0.995611</text:p>
                <draw:g>
                  <svg:desc>Sheet2.B2:Sheet2.B10</svg:desc>
                </draw:g>
              </table:table-cell>
              <table:table-cell office:value-type="float" office:value="0.00438947">
                <text:p>0.00438947</text:p>
                <draw:g>
                  <svg:desc>Sheet2.C2:Sheet2.C10</svg:desc>
                </draw:g>
              </table:table-cell>
              <table:table-cell office:value-type="float" office:value="113167">
                <text:p>113167</text:p>
                <draw:g>
                  <svg:desc>Sheet2.D2:Sheet2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000042">
                <text:p>20.000042</text:p>
              </table:table-cell>
              <table:table-cell office:value-type="float" office:value="0.996406">
                <text:p>0.996406</text:p>
              </table:table-cell>
              <table:table-cell office:value-type="float" office:value="0.00359429">
                <text:p>0.00359429</text:p>
              </table:table-cell>
              <table:table-cell office:value-type="float" office:value="114825">
                <text:p>114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000189">
                <text:p>30.000189</text:p>
              </table:table-cell>
              <table:table-cell office:value-type="float" office:value="0.996325">
                <text:p>0.996325</text:p>
              </table:table-cell>
              <table:table-cell office:value-type="float" office:value="0.00367489">
                <text:p>0.00367489</text:p>
              </table:table-cell>
              <table:table-cell office:value-type="float" office:value="114839">
                <text:p>1148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.000097">
                <text:p>40.000097</text:p>
              </table:table-cell>
              <table:table-cell office:value-type="float" office:value="0.996244">
                <text:p>0.996244</text:p>
              </table:table-cell>
              <table:table-cell office:value-type="float" office:value="0.00375609">
                <text:p>0.00375609</text:p>
              </table:table-cell>
              <table:table-cell office:value-type="float" office:value="114796">
                <text:p>1147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.000109">
                <text:p>50.000109</text:p>
              </table:table-cell>
              <table:table-cell office:value-type="float" office:value="0.99627">
                <text:p>0.99627</text:p>
              </table:table-cell>
              <table:table-cell office:value-type="float" office:value="0.00373039">
                <text:p>0.00373039</text:p>
              </table:table-cell>
              <table:table-cell office:value-type="float" office:value="114874">
                <text:p>1148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.000166">
                <text:p>60.000166</text:p>
              </table:table-cell>
              <table:table-cell office:value-type="float" office:value="0.996318">
                <text:p>0.996318</text:p>
              </table:table-cell>
              <table:table-cell office:value-type="float" office:value="0.00368247">
                <text:p>0.00368247</text:p>
              </table:table-cell>
              <table:table-cell office:value-type="float" office:value="114855">
                <text:p>1148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.000003">
                <text:p>70.000003</text:p>
              </table:table-cell>
              <table:table-cell office:value-type="float" office:value="0.996242">
                <text:p>0.996242</text:p>
              </table:table-cell>
              <table:table-cell office:value-type="float" office:value="0.00375788">
                <text:p>0.00375788</text:p>
              </table:table-cell>
              <table:table-cell office:value-type="float" office:value="115090">
                <text:p>1150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.000528">
                <text:p>80.000528</text:p>
              </table:table-cell>
              <table:table-cell office:value-type="float" office:value="0.996299">
                <text:p>0.996299</text:p>
              </table:table-cell>
              <table:table-cell office:value-type="float" office:value="0.00370057">
                <text:p>0.00370057</text:p>
              </table:table-cell>
              <table:table-cell office:value-type="float" office:value="114831">
                <text:p>1148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.000419">
                <text:p>90.000419</text:p>
              </table:table-cell>
              <table:table-cell office:value-type="float" office:value="0.996339">
                <text:p>0.996339</text:p>
              </table:table-cell>
              <table:table-cell office:value-type="float" office:value="0.00366075">
                <text:p>0.00366075</text:p>
              </table:table-cell>
              <table:table-cell office:value-type="float" office:value="114889">
                <text:p>1148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935cm" svg:height="17.963cm" xlink:href=".." xlink:type="simple" chart:class="chart:scatter" chart:style-name="ch1">
        <chart:title svg:x="14.799cm" svg:y="0.495cm" chart:style-name="ch2">
          <text:p>Pure Aloha</text:p>
        </chart:title>
        <chart:legend chart:legend-position="end" svg:x="29.189cm" svg:y="8.184cm" style:legend-expansion="high" chart:style-name="ch3"/>
        <chart:plot-area chart:style-name="ch4" table:cell-range-address="Sheet3.A1:Sheet3.D10" chart:data-source-has-labels="row" svg:x="0.638cm" svg:y="1.633cm" svg:width="27.913cm" svg:height="14.99cm">
          <chart:coordinate-region svg:x="2cm" svg:y="1.833cm" svg:width="26.272cm" svg:height="14.143cm"/>
          <chart:axis chart:dimension="x" chart:name="primary-x" chart:style-name="ch5">
            <chart:title svg:x="14.232cm" svg:y="16.982cm" chart:style-name="ch6">
              <text:p>time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3.B2:Sheet3.B10" chart:label-cell-address="Sheet3.B1:Sheet3.B1" chart:class="chart:scatter">
            <chart:domain table:cell-range-address="Sheet3.A2:Sheet3.A10"/>
            <chart:data-point chart:repeated="9"/>
          </chart:series>
          <chart:series chart:style-name="ch10" chart:values-cell-range-address="Sheet3.C2:Sheet3.C10" chart:label-cell-address="Sheet3.C1:Sheet3.C1" chart:class="chart:scatter">
            <chart:data-point chart:repeated="9"/>
          </chart:series>
          <chart:series chart:style-name="ch11" chart:values-cell-range-address="Sheet3.D2:Sheet3.D10" chart:label-cell-address="Sheet3.D1:Sheet3.D1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dr</text:p>
                <draw:g>
                  <svg:desc>Sheet3.B1:Sheet3.B1</svg:desc>
                </draw:g>
              </table:table-cell>
              <table:table-cell office:value-type="string">
                <text:p>plr</text:p>
                <draw:g>
                  <svg:desc>Sheet3.C1:Sheet3.C1</svg:desc>
                </draw:g>
              </table:table-cell>
              <table:table-cell office:value-type="string">
                <text:p>overhead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000448">
                <text:p>10.000448</text:p>
                <draw:g>
                  <svg:desc>Sheet3.A2:Sheet3.A10</svg:desc>
                </draw:g>
              </table:table-cell>
              <table:table-cell office:value-type="float" office:value="0.994567">
                <text:p>0.994567</text:p>
                <draw:g>
                  <svg:desc>Sheet3.B2:Sheet3.B10</svg:desc>
                </draw:g>
              </table:table-cell>
              <table:table-cell office:value-type="float" office:value="0.00543292">
                <text:p>0.00543292</text:p>
                <draw:g>
                  <svg:desc>Sheet3.C2:Sheet3.C10</svg:desc>
                </draw:g>
              </table:table-cell>
              <table:table-cell office:value-type="float" office:value="108588">
                <text:p>108588</text:p>
                <draw:g>
                  <svg:desc>Sheet3.D2:Sheet3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000256">
                <text:p>20.000256</text:p>
              </table:table-cell>
              <table:table-cell office:value-type="float" office:value="0.99548">
                <text:p>0.99548</text:p>
              </table:table-cell>
              <table:table-cell office:value-type="float" office:value="0.00452038">
                <text:p>0.00452038</text:p>
              </table:table-cell>
              <table:table-cell office:value-type="float" office:value="110310">
                <text:p>1103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000042">
                <text:p>30.000042</text:p>
              </table:table-cell>
              <table:table-cell office:value-type="float" office:value="0.995427">
                <text:p>0.995427</text:p>
              </table:table-cell>
              <table:table-cell office:value-type="float" office:value="0.00457272">
                <text:p>0.00457272</text:p>
              </table:table-cell>
              <table:table-cell office:value-type="float" office:value="110337">
                <text:p>1103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.000016">
                <text:p>40.000016</text:p>
              </table:table-cell>
              <table:table-cell office:value-type="float" office:value="0.995347">
                <text:p>0.995347</text:p>
              </table:table-cell>
              <table:table-cell office:value-type="float" office:value="0.00465254">
                <text:p>0.00465254</text:p>
              </table:table-cell>
              <table:table-cell office:value-type="float" office:value="110263">
                <text:p>1102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.000048">
                <text:p>50.000048</text:p>
              </table:table-cell>
              <table:table-cell office:value-type="float" office:value="0.995372">
                <text:p>0.995372</text:p>
              </table:table-cell>
              <table:table-cell office:value-type="float" office:value="0.00462845">
                <text:p>0.00462845</text:p>
              </table:table-cell>
              <table:table-cell office:value-type="float" office:value="110325">
                <text:p>1103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.000054">
                <text:p>60.000054</text:p>
              </table:table-cell>
              <table:table-cell office:value-type="float" office:value="0.995399">
                <text:p>0.995399</text:p>
              </table:table-cell>
              <table:table-cell office:value-type="float" office:value="0.00460067">
                <text:p>0.00460067</text:p>
              </table:table-cell>
              <table:table-cell office:value-type="float" office:value="110216">
                <text:p>1102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.000003">
                <text:p>70.000003</text:p>
              </table:table-cell>
              <table:table-cell office:value-type="float" office:value="0.995379">
                <text:p>0.995379</text:p>
              </table:table-cell>
              <table:table-cell office:value-type="float" office:value="0.0046208">
                <text:p>0.0046208</text:p>
              </table:table-cell>
              <table:table-cell office:value-type="float" office:value="110585">
                <text:p>1105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.000528">
                <text:p>80.000528</text:p>
              </table:table-cell>
              <table:table-cell office:value-type="float" office:value="0.995454">
                <text:p>0.995454</text:p>
              </table:table-cell>
              <table:table-cell office:value-type="float" office:value="0.00454588">
                <text:p>0.00454588</text:p>
              </table:table-cell>
              <table:table-cell office:value-type="float" office:value="110347">
                <text:p>1103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.000368">
                <text:p>90.000368</text:p>
              </table:table-cell>
              <table:table-cell office:value-type="float" office:value="0.995403">
                <text:p>0.995403</text:p>
              </table:table-cell>
              <table:table-cell office:value-type="float" office:value="0.00459745">
                <text:p>0.00459745</text:p>
              </table:table-cell>
              <table:table-cell office:value-type="float" office:value="110351">
                <text:p>1103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